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4bc27"/>
    </style:style>
    <style:style style:name="P2" style:family="paragraph" style:parent-style-name="Text_20_body">
      <style:text-properties style:font-name="Arial" fo:font-size="13pt" fo:font-weight="normal" officeooo:paragraph-rsid="0014bc27" style:font-size-asian="13pt" style:font-weight-asian="normal" style:font-size-complex="13pt" style:font-weight-complex="normal"/>
    </style:style>
    <style:style style:name="P3" style:family="paragraph" style:parent-style-name="Standard">
      <style:text-properties officeooo:rsid="0014bc27" officeooo:paragraph-rsid="0014bc27"/>
    </style:style>
    <style:style style:name="P4" style:family="paragraph" style:parent-style-name="Standard">
      <style:text-properties style:font-name="Arial" fo:font-size="13pt" fo:font-weight="normal" officeooo:rsid="00038ddb" officeooo:paragraph-rsid="0014bc27" style:font-size-asian="13pt" style:font-weight-asian="normal" style:font-size-complex="13pt" style:font-weight-complex="normal"/>
    </style:style>
    <style:style style:name="P5" style:family="paragraph" style:parent-style-name="Standard">
      <style:text-properties style:font-name="Arial" fo:font-size="13pt" fo:font-weight="normal" officeooo:rsid="00183cca" officeooo:paragraph-rsid="00183cca" style:font-size-asian="13pt" style:font-weight-asian="normal" style:font-size-complex="13pt" style:font-weight-complex="normal"/>
    </style:style>
    <style:style style:name="P6" style:family="paragraph" style:parent-style-name="Standard">
      <style:text-properties fo:color="#000000" style:font-name="Arial" fo:font-size="13pt" style:text-underline-style="solid" style:text-underline-width="auto" style:text-underline-color="font-color" fo:font-weight="bold" officeooo:rsid="000125ce" officeooo:paragraph-rsid="00183cca" style:font-size-asian="13pt" style:font-weight-asian="bold" style:font-size-complex="13pt" style:font-weight-complex="bold"/>
    </style:style>
    <style:style style:name="P7" style:family="paragraph" style:parent-style-name="Standard">
      <style:text-properties fo:color="#000000" style:font-name="Arial" fo:font-size="13pt" officeooo:rsid="000125ce" officeooo:paragraph-rsid="00183cca" style:font-size-asian="13pt" style:font-size-complex="13pt"/>
    </style:style>
    <style:style style:name="P8" style:family="paragraph" style:parent-style-name="Standard">
      <style:text-properties fo:font-variant="normal" fo:text-transform="none" fo:color="#000000" style:font-name="Arial" fo:font-size="13pt" fo:letter-spacing="normal" fo:font-style="normal" fo:font-weight="normal" officeooo:rsid="000125ce" officeooo:paragraph-rsid="00183cca" style:font-size-asian="13pt" style:font-size-complex="13pt"/>
    </style:style>
    <style:style style:name="P9" style:family="paragraph" style:parent-style-name="Standard">
      <style:text-properties fo:font-variant="normal" fo:text-transform="none" fo:color="#000000" style:font-name="Arial" fo:font-size="13pt" fo:letter-spacing="normal" fo:font-style="normal" fo:font-weight="normal" officeooo:paragraph-rsid="00183cca" style:font-size-asian="13pt" style:font-size-complex="13pt"/>
    </style:style>
    <style:style style:name="P10" style:family="paragraph" style:parent-style-name="Standard">
      <style:text-properties fo:font-variant="normal" fo:text-transform="none" fo:color="#000000" style:font-name="Arial" fo:font-size="13pt" fo:letter-spacing="normal" fo:font-style="normal" style:text-underline-style="solid" style:text-underline-width="auto" style:text-underline-color="font-color" fo:font-weight="bold" officeooo:rsid="00019576" officeooo:paragraph-rsid="00183cca" style:font-size-asian="13pt" style:font-weight-asian="bold" style:font-size-complex="13pt" style:font-weight-complex="bold"/>
    </style:style>
    <style:style style:name="P11" style:family="paragraph" style:parent-style-name="Standard">
      <style:text-properties fo:font-variant="normal" fo:text-transform="none" fo:color="#000000" style:font-name="Arial" fo:font-size="13pt" fo:letter-spacing="normal" fo:font-style="normal" style:text-underline-style="none" fo:font-weight="normal" officeooo:rsid="00019576" officeooo:paragraph-rsid="00183cca" style:font-size-asian="13pt" style:font-weight-asian="normal" style:font-size-complex="13pt" style:font-weight-complex="normal"/>
    </style:style>
    <style:style style:name="P12" style:family="paragraph" style:parent-style-name="Standard">
      <style:text-properties officeooo:rsid="000125ce" officeooo:paragraph-rsid="00183cca"/>
    </style:style>
    <style:style style:name="P13" style:family="paragraph" style:parent-style-name="Standard">
      <style:text-properties officeooo:paragraph-rsid="00183cca"/>
    </style:style>
    <style:style style:name="P14" style:family="paragraph" style:parent-style-name="Text_20_body">
      <style:text-properties style:font-name="Arial" fo:font-size="13pt" fo:font-weight="normal" officeooo:paragraph-rsid="0014bc27" style:font-size-asian="13pt" style:font-weight-asian="normal" style:font-size-complex="13pt" style:font-weight-complex="normal"/>
    </style:style>
    <style:style style:name="P15" style:family="paragraph" style:parent-style-name="Text_20_body">
      <style:text-properties fo:color="#000000" style:font-name="Arial" fo:font-size="13pt" style:text-underline-style="none" fo:font-weight="normal" officeooo:rsid="00019576" officeooo:paragraph-rsid="00183cca" style:font-size-asian="13pt" style:font-weight-asian="normal" style:font-size-complex="13pt" style:font-weight-complex="normal"/>
    </style:style>
    <style:style style:name="P16" style:family="paragraph" style:parent-style-name="Text_20_body">
      <style:paragraph-properties fo:margin-left="0cm" fo:margin-right="0cm" fo:orphans="2" fo:widows="2" fo:text-indent="0cm" style:auto-text-indent="false"/>
      <style:text-properties style:font-name="Arial" fo:font-size="13pt" fo:font-weight="normal" officeooo:paragraph-rsid="00183cca" style:font-size-asian="13pt" style:font-weight-asian="normal" style:font-size-complex="13pt" style:font-weight-complex="normal"/>
    </style:style>
    <style:style style:name="P17" style:family="paragraph" style:parent-style-name="Text_20_body">
      <style:paragraph-properties fo:margin-left="0cm" fo:margin-right="0cm" fo:orphans="2" fo:widows="2" fo:text-indent="0cm" style:auto-text-indent="false"/>
      <style:text-properties officeooo:paragraph-rsid="00183cca"/>
    </style:style>
    <style:style style:name="P18"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Arial" fo:font-size="13pt" fo:letter-spacing="normal" fo:font-style="normal" fo:font-weight="normal" officeooo:paragraph-rsid="00183cca" style:font-size-asian="13pt" style:font-size-complex="13pt"/>
    </style:style>
    <style:style style:name="P19"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Arial" fo:font-size="13pt" fo:letter-spacing="normal" fo:font-style="normal" fo:font-weight="normal" officeooo:paragraph-rsid="00183cca" style:font-size-asian="13pt" style:font-size-complex="13pt"/>
    </style:style>
    <style:style style:name="P20" style:family="paragraph" style:parent-style-name="Text_20_body" style:list-style-name="L1">
      <style:paragraph-properties fo:margin-top="0cm" fo:margin-bottom="0cm" loext:contextual-spacing="false" fo:orphans="2" fo:widows="2" fo:padding="0cm" fo:border="none"/>
      <style:text-properties officeooo:paragraph-rsid="00183cca"/>
    </style:style>
    <style:style style:name="T1" style:family="text">
      <style:text-properties officeooo:rsid="0014bc27"/>
    </style:style>
    <style:style style:name="T2" style:family="text">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T3" style:family="text">
      <style:text-properties fo:font-variant="normal" fo:text-transform="none" fo:color="#000000" style:font-name="Arial" fo:font-size="13pt" fo:letter-spacing="normal" fo:font-style="normal" fo:font-weight="normal" officeooo:rsid="00038ddb" style:font-size-asian="13pt" style:font-weight-asian="normal" style:font-size-complex="13pt" style:font-weight-complex="normal"/>
    </style:style>
    <style:style style:name="T4" style:family="text">
      <style:text-properties fo:font-variant="normal" fo:text-transform="none" fo:color="#000000" style:font-name="Arial" fo:font-size="13pt" fo:letter-spacing="normal" fo:font-style="normal" fo:font-weight="normal" officeooo:rsid="00183cca" style:font-size-asian="13pt" style:font-weight-asian="normal" style:font-size-complex="13pt" style:font-weight-complex="normal"/>
    </style:style>
    <style:style style:name="T5" style:family="text">
      <style:text-properties fo:font-variant="normal" fo:text-transform="none" fo:color="#000000" style:font-name="Arial" fo:font-size="13pt" fo:letter-spacing="normal" fo:font-style="normal" fo:font-weight="normal" style:font-size-asian="13pt" style:font-size-complex="13pt"/>
    </style:style>
    <style:style style:name="T6" style:family="text">
      <style:text-properties fo:font-variant="normal" fo:text-transform="none" fo:color="#000000" style:font-name="Arial" fo:font-size="13pt" fo:letter-spacing="normal" fo:font-style="normal" fo:font-weight="normal" officeooo:rsid="000125ce" style:font-size-asian="13pt" style:font-size-complex="13pt"/>
    </style:style>
    <style:style style:name="T7" style:family="text">
      <style:text-properties fo:font-variant="normal" fo:text-transform="none" fo:color="#000000" style:font-name="Arial" fo:font-size="13pt" fo:letter-spacing="normal" fo:font-style="normal" fo:font-weight="bold" style:font-size-asian="13pt" style:font-size-complex="13pt"/>
    </style:style>
    <style:style style:name="T8" style:family="text">
      <style:text-properties fo:font-variant="normal" fo:text-transform="none" fo:color="#000000" style:text-line-through-style="none" style:text-line-through-type="none" style:font-name="Arial" fo:font-size="13pt" fo:letter-spacing="normal" fo:font-style="normal" style:text-underline-style="none" fo:font-weight="normal" style:text-blinking="false" fo:background-color="#ffffff" loext:char-shading-value="0" style:font-size-asian="13pt" style:font-weight-asian="normal" style:font-size-complex="13pt" style:font-weight-complex="normal"/>
    </style:style>
    <style:style style:name="T9" style:family="text">
      <style:text-properties fo:font-variant="normal" fo:text-transform="none" fo:color="#000000" style:text-line-through-style="none" style:text-line-through-type="none" style:font-name="Arial" fo:font-size="13pt" fo:letter-spacing="normal" fo:font-style="normal" style:text-underline-style="none" fo:font-weight="normal" officeooo:rsid="00038ddb" style:text-blinking="false" fo:background-color="#ffffff" loext:char-shading-value="0" style:font-size-asian="13pt" style:font-weight-asian="normal" style:font-size-complex="13pt" style:font-weight-complex="normal"/>
    </style:style>
    <style:style style:name="T10" style:family="text">
      <style:text-properties fo:font-variant="normal" fo:text-transform="none" fo:color="#000000" style:text-line-through-style="none" style:text-line-through-type="none" style:font-name="Arial" fo:font-size="13pt" fo:letter-spacing="normal" fo:font-style="normal" style:text-underline-style="none" fo:font-weight="normal" style:text-blinking="false" style:font-size-asian="13pt" style:font-size-complex="13pt"/>
    </style:style>
    <style:style style:name="T11" style:family="text">
      <style:text-properties fo:font-variant="normal" fo:text-transform="none" fo:color="#000000" style:text-line-through-style="none" style:text-line-through-type="none" style:font-name="Arial" fo:font-size="13pt" fo:letter-spacing="normal" fo:font-style="normal" style:text-underline-style="none" fo:font-weight="normal" officeooo:rsid="00019576" style:text-blinking="false" style:font-size-asian="13pt" style:font-size-complex="13pt"/>
    </style:style>
    <style:style style:name="T12" style:family="text">
      <style:text-properties fo:font-variant="normal" fo:text-transform="none" fo:color="#000000" style:text-line-through-style="none" style:text-line-through-type="none" style:font-name="Arial" fo:font-size="13pt" fo:letter-spacing="normal" fo:font-style="normal" style:text-underline-style="none" fo:font-weight="normal" style:text-blinking="false" fo:background-color="transparent" loext:char-shading-value="0" style:font-size-asian="13pt" style:font-size-complex="13pt" loext:padding-left="0cm" loext:padding-right="0cm" loext:padding-top="0cm" loext:padding-bottom="0.049cm" loext:border-left="none" loext:border-right="none" loext:border-top="none" loext:border-bottom="0.06pt dotted #000000"/>
    </style:style>
    <style:style style:name="T13" style:family="text">
      <style:text-properties fo:font-variant="normal" fo:text-transform="none" fo:color="#000000" style:text-line-through-style="none" style:text-line-through-type="none" fo:letter-spacing="normal" fo:font-style="normal" style:text-underline-style="none" style:text-blinking="false"/>
    </style:style>
    <style:style style:name="T14" style:family="text">
      <style:text-properties fo:font-variant="normal" fo:text-transform="none" fo:color="#000000" style:text-line-through-style="none" style:text-line-through-type="none" fo:letter-spacing="normal" fo:font-style="normal" style:text-underline-style="none" officeooo:rsid="00019576" style:text-blinking="false"/>
    </style:style>
    <style:style style:name="T15" style:family="text">
      <style:text-properties fo:font-variant="normal" fo:text-transform="none" fo:color="#000000" style:text-line-through-style="none" style:text-line-through-type="none" fo:letter-spacing="normal" fo:font-style="normal" style:text-underline-style="none" officeooo:rsid="0001ff3e" style:text-blinking="false"/>
    </style:style>
    <style:style style:name="T16" style:family="text">
      <style:text-properties fo:font-variant="normal" fo:text-transform="none" fo:color="#000000" fo:letter-spacing="normal" fo:font-style="normal"/>
    </style:style>
    <style:style style:name="T17" style:family="text">
      <style:text-properties fo:font-variant="normal" fo:text-transform="none" fo:color="#000000" fo:letter-spacing="normal" fo:font-style="normal" officeooo:rsid="0001ff3e"/>
    </style:style>
    <style:style style:name="T18" style:family="text">
      <style:text-properties fo:font-variant="normal" fo:text-transform="none" fo:color="#000000" fo:letter-spacing="normal" fo:font-style="italic"/>
    </style:style>
    <style:style style:name="T19" style:family="text">
      <style:text-properties fo:font-variant="normal" fo:text-transform="none" fo:letter-spacing="normal" fo:font-style="normal"/>
    </style:style>
    <style:style style:name="T20" style:family="text">
      <style:text-properties fo:font-variant="normal" fo:text-transform="none" fo:letter-spacing="normal" fo:font-style="normal" fo:font-weight="normal"/>
    </style:style>
    <style:style style:name="T21" style:family="text">
      <style:text-properties fo:font-variant="normal" fo:text-transform="none" fo:letter-spacing="normal" fo:font-style="normal" fo:font-weight="bold"/>
    </style:style>
    <style:style style:name="T22" style:family="text">
      <style:text-properties style:font-name="Arial" fo:font-size="13pt" fo:font-weight="normal" style:font-size-asian="13pt" style:font-weight-asian="normal" style:font-size-complex="13pt" style:font-weight-complex="normal"/>
    </style:style>
    <style:style style:name="T23" style:family="text">
      <style:text-properties style:font-name="Arial" fo:font-size="13pt" fo:font-weight="normal" officeooo:rsid="0014bc27" style:font-size-asian="13pt" style:font-weight-asian="normal" style:font-size-complex="13pt" style:font-weight-complex="normal"/>
    </style:style>
    <style:style style:name="T24" style:family="text">
      <style:text-properties style:font-name="Arial" fo:font-size="13pt" fo:font-weight="bold" style:font-size-asian="13pt" style:font-weight-asian="bold" style:font-size-complex="13pt" style:font-weight-complex="bold"/>
    </style:style>
    <style:style style:name="T25" style:family="text">
      <style:text-properties style:font-name="Arial" fo:font-size="13pt" fo:font-weight="bold" officeooo:rsid="0014bc27" style:font-size-asian="13pt" style:font-weight-asian="bold" style:font-size-complex="13pt" style:font-weight-complex="bold"/>
    </style:style>
    <style:style style:name="T26" style:family="text">
      <style:text-properties fo:color="#000000" style:font-name="Arial" fo:font-size="13pt" fo:font-weight="normal" style:font-size-asian="13pt" style:font-weight-asian="normal" style:font-size-complex="13pt" style:font-weight-complex="normal"/>
    </style:style>
    <style:style style:name="T27" style:family="text">
      <style:text-properties fo:color="#000000" style:font-name="Arial" fo:font-size="13pt" fo:font-weight="normal" officeooo:rsid="00038ddb" style:font-size-asian="13pt" style:font-weight-asian="normal" style:font-size-complex="13pt" style:font-weight-complex="normal"/>
    </style:style>
    <style:style style:name="T28" style:family="text">
      <style:text-properties officeooo:rsid="000125ce"/>
    </style:style>
    <style:style style:name="T29" style:family="text">
      <style:text-properties fo:font-style="italic"/>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RAMEWORK</text:p>
      <text:p text:style-name="P4">Un framework o marco de trabajo es un conjunto de estándares, convenciones, paradigmas y buenas prácticas con funcionalidades ya desarrolladas. Así se facilita el trabajo de los desarrolladores web, <text:span text:style-name="T1">permitiendo la</text:span> optimización de tiempo y recursos a la hora crear un desarrollo web ya que, al tener muchas funcionalidades ya hechas, es más fácil centrarse en el problema a resolver. <text:span text:style-name="T1">Y al tratarse de estándares definidos también</text:span> se favorecen el trabajo en equipo y las buenas prácticas.</text:p>
      <text:p text:style-name="P4"/>
      <text:p text:style-name="P3"><text:span text:style-name="T26">Un ejemplo de framework es Ruby on Rails,</text:span><text:span text:style-name="T3"> un f</text:span><text:span text:style-name="T2">ramework</text:span><text:span text:style-name="T9"> </text:span><text:span text:style-name="T3">de </text:span><text:span text:style-name="T2">aplicaciones web</text:span><text:span text:style-name="T9"> </text:span><text:span text:style-name="T3">de </text:span><text:a xlink:type="simple" xlink:href="https://es.wikipedia.org/wiki/Código_abierto" text:style-name="Internet_20_link" text:visited-style-name="Visited_20_Internet_20_Link"><text:span text:style-name="T9">c</text:span></text:a><text:span text:style-name="T8">ódigo abierto </text:span><text:span text:style-name="T3">escrito en el lenguaje de programación </text:span><text:span text:style-name="T4">Ruby </text:span><text:span text:style-name="T8">que sigue</text:span><text:span text:style-name="T3"> el paradigma del patrón </text:span><text:span text:style-name="T2">Modelo Vista Controlador</text:span><text:span text:style-name="T9"> (</text:span><text:span text:style-name="T3">MVC).Trata de combinar la simplicidad con la posibilidad de desarrollar aplicaciones del mundo real escribiendo menos código que con otros frameworks y con un mínimo de configuración.</text:span><text:span text:style-name="T27"> </text:span></text:p>
      <text:p text:style-name="P4"/>
      <text:p text:style-name="P1"><text:span text:style-name="T22">Su filosofía se basa en </text:span><text:span text:style-name="T23">dos máximas:</text:span></text:p>
      <text:p text:style-name="P1"><text:span text:style-name="T23">-</text:span><text:span text:style-name="T22"> </text:span><text:span text:style-name="Strong_20_Emphasis"><text:span text:style-name="T22">Don’t repeat yourself (DRY)</text:span></text:span></text:p>
      <text:p text:style-name="P1"><text:span text:style-name="Emphasis"><text:span text:style-name="T22">- </text:span></text:span><text:span text:style-name="Strong_20_Emphasis"><text:span text:style-name="T22">Convención sobre Configuración.</text:span></text:span></text:p>
      <text:p text:style-name="P1"><text:span text:style-name="T22">El objetivo</text:span><text:span text:style-name="Strong_20_Emphasis"><text:span text:style-name="T22">, </text:span></text:span><text:span text:style-name="T22">no repetir código una y otra vez de manera innecesaria, ni preocuparte por especificar cada pequeño detalle a través de un sin fin de archivos de configuración.</text:span></text:p>
      <text:p text:style-name="P1"><text:span text:style-name="Strong_20_Emphasis"><text:span text:style-name="T23">Algunas de sus ventajas son</text:span></text:span></text:p>
      <text:p text:style-name="P1"><text:span text:style-name="Strong_20_Emphasis"><text:span text:style-name="T23">- </text:span></text:span><text:span text:style-name="Strong_20_Emphasis"><text:span text:style-name="T24">ORM Integrado</text:span></text:span><text:span text:style-name="Strong_20_Emphasis"><text:span text:style-name="T22">: </text:span></text:span><text:span text:style-name="T22">ORM ActiveRecord permite lanzar consultas a la DB de forma extremadamente fácil y sin necesidad de escribir nada de SQL.</text:span></text:p>
      <text:p text:style-name="P1"><text:span text:style-name="T22">- </text:span><text:span text:style-name="Strong_20_Emphasis"><text:span text:style-name="T24">Sistema de testing integrado</text:span></text:span><text:span text:style-name="Strong_20_Emphasis"><text:span text:style-name="T22">: </text:span></text:span><text:span text:style-name="T22">Cuando </text:span><text:span text:style-name="T23">existe</text:span><text:span text:style-name="T22"> la necesidad de implementar algoritmos complejos es mejor utilizar TDD para tener una buena cobertura que les dé validez y estabilidad.</text:span></text:p>
      <text:p text:style-name="P1"><text:span text:style-name="T22">- </text:span><text:span text:style-name="Strong_20_Emphasis"><text:span text:style-name="T24">Ecosistema de librerías maduro</text:span></text:span><text:span text:style-name="Strong_20_Emphasis"><text:span text:style-name="T22">: Existen librerías para casi cualquier necesidad.</text:span></text:span></text:p>
      <text:p text:style-name="P1"><text:span text:style-name="Strong_20_Emphasis"><text:span text:style-name="T22">- </text:span></text:span><text:span text:style-name="Strong_20_Emphasis"><text:span text:style-name="T25">Coste económico de desarrollo menor</text:span></text:span><text:span text:style-name="Strong_20_Emphasis"><text:span text:style-name="T23">: Al</text:span></text:span><text:span text:style-name="Strong_20_Emphasis"><text:span text:style-name="T22"> tratarse de un framework gratuito y con el que puedes escribir menos código, el coste de desarrollar una aplicación puede verse reducido considerablemente.</text:span></text:span></text:p>
      <text:p text:style-name="P6"/>
      <text:p text:style-name="P6"/>
      <text:p text:style-name="P6"/>
      <text:p text:style-name="P6"/>
      <text:p text:style-name="P6"/>
      <text:p text:style-name="P6"/>
      <text:p text:style-name="P6"/>
      <text:p text:style-name="P6"/>
      <text:p text:style-name="P6"><text:soft-page-break/>Crawler</text:p>
      <text:p text:style-name="P8">Un crawler (también conocido como rastreador) es un programa que analiza los documentos de los sitios web. </text:p>
      <text:p text:style-name="P7"><text:span text:style-name="T20">También se conoce como rastreador, araña o robot.</text:span> </text:p>
      <text:p text:style-name="P7"/>
      <text:p text:style-name="P13"><text:span text:style-name="T5">El objetivo principal del </text:span><text:span text:style-name="T7">crawler </text:span><text:span text:style-name="T5">es crear una base de datos. </text:span><text:span text:style-name="T6">L</text:span><text:span text:style-name="T5">os </text:span><text:span text:style-name="T7">crawlers </text:span><text:span text:style-name="T5">son las herramientas de trabajo que utilizan los motores de búsqueda para extraer la información que necesitan para evaluar los sitios web y determinar su posicionamiento en los </text:span><text:a xlink:type="simple" xlink:href="https://es.ryte.com/wiki/SERPs" text:style-name="Internet_20_link" text:visited-style-name="Visited_20_Internet_20_Link"><text:span text:style-name="T12">SERPs</text:span></text:a><text:span text:style-name="T5">. </text:span></text:p>
      <text:p text:style-name="P9"/>
      <text:p text:style-name="P8">Algunas <text:s/>de sus aplicaciones pueden ser:</text:p>
      <text:list xml:id="list2055483665" text:style-name="L1">
        <text:list-item>
          <text:p text:style-name="P18"><text:s/><text:span text:style-name="T28">La c</text:span>omparación de precios en portales de productos.</text:p>
        </text:list-item>
        <text:list-item>
          <text:p text:style-name="P19"><text:s/>En el ámbito del “<text:span text:style-name="T29">data mining”</text:span> organizar los correos electrónicos y códigos postales de las empresas.</text:p>
        </text:list-item>
        <text:list-item>
          <text:p text:style-name="P20"><text:span text:style-name="T5"><text:s/></text:span><text:span text:style-name="T6">La r</text:span><text:span text:style-name="T5">ecopilación de datos relativos a las visitas de los sitios web e información sobre los enlaces externos.</text:span></text:p>
        </text:list-item>
      </text:list>
      <text:p text:style-name="P12"/>
      <text:p text:style-name="P10">Araña</text:p>
      <text:p text:style-name="P11">Una araña web es un programa informático que inspecciona las páginas de internet de forma metódica y automatizada. Uno de sus usos más frecuentes consiste en crear una copia de todas las páginas web visitadas para su procesado posterior por un motor de búsqueda que indexa las páginas proporcionando un sistema de búsquedas rápido. Las arañas web suelen ser bots.</text:p>
      <text:p text:style-name="P11"/>
      <text:p text:style-name="P10">Bots</text:p>
      <text:p text:style-name="P15"><text:span text:style-name="T19">Un </text:span><text:span text:style-name="T21">bot</text:span><text:span text:style-name="T19"> es un programa informático que efectúa automáticamente tareas repetitivas a través de Internet</text:span></text:p>
      <text:p text:style-name="P17"><text:span text:style-name="T5">Algunos ejemplos de bots son los </text:span><text:span text:style-name="T11">rastreadores web </text:span><text:span text:style-name="T5">de los </text:span><text:a xlink:type="simple" xlink:href="https://es.wikipedia.org/wiki/Motor_de_búsqueda" text:style-name="Internet_20_link" text:visited-style-name="Visited_20_Internet_20_Link"><text:span text:style-name="T10">motores </text:span></text:a><text:span text:style-name="T11">de búsqueda </text:span><text:span text:style-name="T5">de Internet, que recorren los sitios web de forma automática y recopilan información de los mismos.</text:span></text:p>
      <text:p text:style-name="P16"><text:span text:style-name="T16">Los bots "buenos" cumplen </text:span><text:span text:style-name="T17">los estándares de exclusión de robots</text:span><text:span text:style-name="T13"> </text:span><text:span text:style-name="T14">(método para evitar que los bots agreguen información innecesaria </text:span><text:span text:style-name="T15">a los resultados de búsqueda). </text:span><text:span text:style-name="T16">Los bots "maliciosos" se utilizan, por ejemplo, para recopilar direcciones de correo electrónico con fines </text:span><text:a xlink:type="simple" xlink:href="https://es.wikipedia.org/wiki/Spam" text:style-name="Internet_20_link" text:visited-style-name="Visited_20_Internet_20_Link"><text:span text:style-name="T13">publicitarios</text:span></text:a><text:span text:style-name="T16">, para hacer copias masivas no autorizadas de contenidos web o para espiar de manera sistemática las vulnerabilidades de </text:span><text:span text:style-name="T18">software </text:span><text:span text:style-name="T16">de los servidores con el objetivo de </text:span><text:span text:style-name="T17">penetrar </text:span><text:span text:style-name="T16">en ellos. En las </text:span><text:a xlink:type="simple" xlink:href="https://es.wikipedia.org/wiki/Redes_sociales" text:style-name="Internet_20_link" text:visited-style-name="Visited_20_Internet_20_Link"><text:span text:style-name="T13">redes sociales</text:span></text:a><text:span text:style-name="T16">, los bots se utilizan para simular la interacción humana, hinchando artificialmente el número de visitas o seguidores, o automatizando respuestas para posicionar mensajes o influir en debates. Los denominados </text:span><text:a xlink:type="simple" xlink:href="https://es.wikipedia.org/wiki/Bot_conversacional" text:style-name="Internet_20_link" text:visited-style-name="Visited_20_Internet_20_Link"><text:span text:style-name="T13">bots conversacionale</text:span></text:a><text:span text:style-name="T15">s </text:span><text:span text:style-name="T16">son sistemas de </text:span><text:a xlink:type="simple" xlink:href="https://es.wikipedia.org/wiki/Inteligencia_artificial" text:style-name="Internet_20_link" text:visited-style-name="Visited_20_Internet_20_Link"><text:span text:style-name="T13">inteligencia artific</text:span></text:a><text:span text:style-name="T15">ial </text:span><text:span text:style-name="T16">que simulan una conversación con una persona utilizando el lenguaje natural.</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8:52:06.103000000</meta:creation-date>
    <dc:date>2019-10-16T05:50:44.699213059</dc:date>
    <meta:editing-duration>PT11M45S</meta:editing-duration>
    <meta:editing-cycles>2</meta:editing-cycles>
    <meta:generator>LibreOffice/6.0.7.3$Linux_X86_64 LibreOffice_project/00m0$Build-3</meta:generator>
    <meta:document-statistic meta:table-count="0" meta:image-count="0" meta:object-count="0" meta:page-count="2" meta:paragraph-count="26" meta:word-count="624" meta:character-count="3986" meta:non-whitespace-character-count="3383"/>
  </office:meta>
</office:document-meta>
</file>